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officeooo:paragraph-rsid="001dcc22"/>
    </style:style>
    <style:style style:name="P3" style:family="paragraph" style:parent-style-name="Heading_20_1">
      <style:text-properties officeooo:paragraph-rsid="001dcc22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text-properties officeooo:paragraph-rsid="001dcc22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officeooo:rsid="001dcc22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orizontal_20_Line"/>
      <text:h text:style-name="Heading_20_1" text:outline-level="1"><text:span text:style-name="Strong_20_Emphasis"><text:span text:style-name="T1">Header de</text:span></text:span><text:span text:style-name="Strong_20_Emphasis"> instalaciones</text:span></text:h>
      <text:p text:style-name="Text_20_body"><text:span text:style-name="Strong_20_Emphasis">Nuestras instalaciones</text:span><text:line-break/>Descubre servicios que harán de tu estancia una experiencia inolvidable.</text:p>
      <text:p text:style-name="Horizontal_20_Line"/>
      <text:h text:style-name="Heading_20_1" text:outline-level="1"><text:span text:style-name="Strong_20_Emphasis">Información </text:span></text:h>
      <text:p text:style-name="P2"><text:line-break/><text:span text:style-name="Strong_20_Emphasis">Título:</text:span> Espacios diseñados para tu descanso y bienestar</text:p>
      <text:p text:style-name="Text_20_body">Las habitaciones están pensadas para ofrecer <text:span text:style-name="Strong_20_Emphasis">privacidad</text:span>, <text:span text:style-name="Strong_20_Emphasis">confort</text:span> y <text:span text:style-name="Strong_20_Emphasis">tranquilidad</text:span> desde el primer momento. Con <text:span text:style-name="Strong_20_Emphasis">acceso independiente</text:span>, buena <text:span text:style-name="Strong_20_Emphasis">ventilación</text:span> y altos niveles de <text:span text:style-name="Strong_20_Emphasis">limpieza</text:span>, cada detalle contribuye a una estancia placentera.<text:line-break/>Además, las zonas comunes como los <text:span text:style-name="Strong_20_Emphasis">jardines</text:span>, la <text:span text:style-name="Strong_20_Emphasis">terraza</text:span> y el <text:span text:style-name="Strong_20_Emphasis">restaurante-bar</text:span> complementan la experiencia con opciones para relajarte y disfrutar del entorno.</text:p>
      <text:p text:style-name="Text_20_body"><text:span text:style-name="Strong_20_Emphasis">Palabras destacadas:</text:span><text:span text:style-name="Strong_20_Emphasis"><text:span text:style-name="T1">[</text:span></text:span><text:span text:style-name="Strong_20_Emphasis">habitaciones;privacidad, confort y tranquilidad;acceso independiente;ventilación;limpieza;jardines, la terraza y el restaurante-bar</text:span><text:span text:style-name="Strong_20_Emphasis"><text:span text:style-name="T1">]</text:span></text:span></text:p>
      <text:p text:style-name="Horizontal_20_Line"/>
      <text:h text:style-name="P3" text:outline-level="1"><text:span text:style-name="Strong_20_Emphasis">Información</text:span></text:h>
      <text:p text:style-name="Text_20_body"><text:span text:style-name="Strong_20_Emphasis">Título:</text:span> Nuestras habitaciones</text:p>
      <text:p text:style-name="Text_20_body">Nuestras cinco habitaciones independientes ofrecen <text:span text:style-name="Strong_20_Emphasis"><text:span text:style-name="T2">privacidad</text:span></text:span>, baños privados y acceso a diversas áreas comunes, todo en un entorno rodeado de jardines exuberantes y con vistas a los imponentes mogotes del Valle de Viñales.</text:p>
      <text:p text:style-name="Horizontal_20_Line"/>
      <text:h text:style-name="Heading_20_1" text:outline-level="1"><text:span text:style-name="Strong_20_Emphasis">Habitación 1</text:span></text:h>
      <text:p text:style-name="Text_20_body"><text:span text:style-name="Strong_20_Emphasis">Título:</text:span> Habitación 1</text:p>
      <text:p text:style-name="P2">Disfruta de una <text:span text:style-name="Strong_20_Emphasis">estancia cómoda</text:span> y <text:span text:style-name="Strong_20_Emphasis">relajante</text:span> en nuestra amplia habitación, ideal para <text:span text:style-name="Strong_20_Emphasis">parejas</text:span>, <text:span text:style-name="Strong_20_Emphasis">familias</text:span> o <text:span text:style-name="Strong_20_Emphasis">grupos</text:span>. Equipada con <text:span text:style-name="Strong_20_Emphasis">cómodas camas</text:span>, <text:span text:style-name="Strong_20_Emphasis">aire acondicionado</text:span>, <text:span text:style-name="Strong_20_Emphasis">baño privado</text:span> y una <text:span text:style-name="Strong_20_Emphasis">decoración cálida</text:span> con toques <text:span text:style-name="Strong_20_Emphasis">coloniales</text:span>, esta habitación ofrece el equilibrio perfecto entre <text:span text:style-name="Strong_20_Emphasis">confort</text:span> y <text:span text:style-name="Strong_20_Emphasis">autenticidad cubana</text:span>.</text:p>
      <text:p text:style-name="Text_20_body"><text:span text:style-name="Strong_20_Emphasis">Palabras destacadas:</text:span></text:p>
      <text:list text:style-name="L1">
        <text:list-item>
          <text:p text:style-name="P4"><text:soft-page-break/><text:span text:style-name="Strong_20_Emphasis">estancia cómoda</text:span></text:p>
        </text:list-item>
        <text:list-item>
          <text:p text:style-name="P4"><text:span text:style-name="Strong_20_Emphasis">relajante</text:span></text:p>
        </text:list-item>
        <text:list-item>
          <text:p text:style-name="P4"><text:span text:style-name="Strong_20_Emphasis">parejas, familias</text:span></text:p>
        </text:list-item>
        <text:list-item>
          <text:p text:style-name="P4"><text:span text:style-name="Strong_20_Emphasis">grupos</text:span></text:p>
        </text:list-item>
        <text:list-item>
          <text:p text:style-name="P4"><text:span text:style-name="Strong_20_Emphasis">cómodas camas</text:span></text:p>
        </text:list-item>
        <text:list-item>
          <text:p text:style-name="P4"><text:span text:style-name="Strong_20_Emphasis">aire acondicionado</text:span></text:p>
        </text:list-item>
        <text:list-item>
          <text:p text:style-name="P4"><text:span text:style-name="Strong_20_Emphasis">baño privado</text:span></text:p>
        </text:list-item>
        <text:list-item>
          <text:p text:style-name="P4"><text:span text:style-name="Strong_20_Emphasis">decoración cálida</text:span></text:p>
        </text:list-item>
        <text:list-item>
          <text:p text:style-name="P4"><text:span text:style-name="Strong_20_Emphasis">coloniales</text:span></text:p>
        </text:list-item>
        <text:list-item>
          <text:p text:style-name="P4"><text:span text:style-name="Strong_20_Emphasis">confort</text:span></text:p>
        </text:list-item>
        <text:list-item>
          <text:p text:style-name="P4"><text:span text:style-name="Strong_20_Emphasis">autenticidad cubana</text:span></text:p>
        </text:list-item>
      </text:list>
      <text:p text:style-name="Text_20_body"><text:span text:style-name="Strong_20_Emphasis">Capacidad:</text:span><text:line-break/>2 camas / baño privado / 4 personas</text:p>
      <text:p text:style-name="Text_20_body"><text:span text:style-name="Strong_20_Emphasis">Incluye:</text:span></text:p>
      <text:list text:style-name="L2">
        <text:list-item>
          <text:p text:style-name="P5">2 camas matrimoniales</text:p>
        </text:list-item>
        <text:list-item>
          <text:p text:style-name="P5">Ropa de cama</text:p>
        </text:list-item>
        <text:list-item>
          <text:p text:style-name="P5">Split</text:p>
        </text:list-item>
        <text:list-item>
          <text:p text:style-name="P5">Ventilador</text:p>
        </text:list-item>
        <text:list-item>
          <text:p text:style-name="P5">Caja fuerte</text:p>
        </text:list-item>
        <text:list-item>
          <text:p text:style-name="P5">Baño privado</text:p>
        </text:list-item>
        <text:list-item>
          <text:p text:style-name="P5">Agua fría y caliente</text:p>
        </text:list-item>
        <text:list-item>
          <text:p text:style-name="P5">Secadora de pelo</text:p>
        </text:list-item>
      </text:list>
      <text:p text:style-name="Horizontal_20_Line"/>
      <text:h text:style-name="Heading_20_1" text:outline-level="1"><text:span text:style-name="Strong_20_Emphasis">Habitación 2</text:span></text:h>
      <text:p text:style-name="Text_20_body"><text:span text:style-name="Strong_20_Emphasis">Título:</text:span> Habitación 2</text:p>
      <text:p text:style-name="Text_20_body">Descubre nuestra <text:span text:style-name="Strong_20_Emphasis">amplia</text:span> y <text:span text:style-name="Strong_20_Emphasis">luminosa habitación</text:span>, ideal para <text:span text:style-name="Strong_20_Emphasis">familias</text:span> o <text:span text:style-name="Strong_20_Emphasis">grupos</text:span>. Con <text:span text:style-name="Strong_20_Emphasis">tres cómodas camas</text:span>, esta habitación ofrece el ambiente perfecto para <text:span text:style-name="Strong_20_Emphasis">relajarse</text:span>. Disfruta de la <text:span text:style-name="Strong_20_Emphasis">luz natural</text:span> que entra por la gran <text:span text:style-name="Strong_20_Emphasis">ventana corrediza</text:span> y de la hermosa <text:span text:style-name="Strong_20_Emphasis">vista al jardín</text:span> exterior.</text:p>
      <text:p text:style-name="P2"><text:span text:style-name="Strong_20_Emphasis">Palabras destacadas:</text:span><text:span text:style-name="Strong_20_Emphasis"><text:span text:style-name="T1">[</text:span></text:span><text:span text:style-name="Strong_20_Emphasis">amplia;luminosa habitación;familias;grupos;tres cómodas camas;relajarse;luz natural;ventana corrediza;vista al jardín</text:span><text:span text:style-name="Strong_20_Emphasis"><text:span text:style-name="T1">]</text:span></text:span></text:p>
      <text:p text:style-name="Text_20_body"><text:soft-page-break/><text:span text:style-name="Strong_20_Emphasis">Capacidad:</text:span><text:line-break/>3 camas / baño privado / 4 personas</text:p>
      <text:p text:style-name="Text_20_body"><text:span text:style-name="Strong_20_Emphasis">Incluye:</text:span></text:p>
      <text:list text:style-name="L3">
        <text:list-item>
          <text:p text:style-name="P6">2 camas matrimoniales</text:p>
        </text:list-item>
        <text:list-item>
          <text:p text:style-name="P6">1 cama personal</text:p>
        </text:list-item>
        <text:list-item>
          <text:p text:style-name="P6">Ropa de cama</text:p>
        </text:list-item>
        <text:list-item>
          <text:p text:style-name="P6">Split</text:p>
        </text:list-item>
        <text:list-item>
          <text:p text:style-name="P6">Ventilador</text:p>
        </text:list-item>
        <text:list-item>
          <text:p text:style-name="P6">Caja fuerte</text:p>
        </text:list-item>
        <text:list-item>
          <text:p text:style-name="P6">Baño privado</text:p>
        </text:list-item>
        <text:list-item>
          <text:p text:style-name="P6">Agua fría y caliente</text:p>
        </text:list-item>
        <text:list-item>
          <text:p text:style-name="P6">Secadora de pelo</text:p>
        </text:list-item>
      </text:list>
      <text:p text:style-name="Horizontal_20_Line"/>
      <text:h text:style-name="Heading_20_1" text:outline-level="1">🟦 <text:span text:style-name="Strong_20_Emphasis"><text:s/>Habitación 3</text:span></text:h>
      <text:p text:style-name="Text_20_body"><text:span text:style-name="Strong_20_Emphasis">Título:</text:span> Habitación 3</text:p>
      <text:p text:style-name="Text_20_body">Descansa en nuestra <text:span text:style-name="Strong_20_Emphasis">habitación</text:span>, perfecta para <text:span text:style-name="Strong_20_Emphasis">relajarse</text:span> tras un día de exploración. Esta habitación ofrece lo <text:span text:style-name="Strong_20_Emphasis">esencial</text:span> para una <text:span text:style-name="Strong_20_Emphasis">estancia cómoda</text:span>. Disfruta de la <text:span text:style-name="Strong_20_Emphasis">luz natural</text:span> que <text:span text:style-name="Strong_20_Emphasis">ilumina</text:span> el espacio y la <text:span text:style-name="Strong_20_Emphasis">tranquilidad</text:span> que ofrece.</text:p>
      <text:p text:style-name="Text_20_body"/>
      <text:p text:style-name="Text_20_body"><text:span text:style-name="Strong_20_Emphasis">Palabras destacadas:</text:span></text:p>
      <text:list text:style-name="L4">
        <text:list-item>
          <text:p text:style-name="P7"><text:span text:style-name="Strong_20_Emphasis">habitación</text:span></text:p>
        </text:list-item>
        <text:list-item>
          <text:p text:style-name="P7"><text:span text:style-name="Strong_20_Emphasis">relajarse</text:span></text:p>
        </text:list-item>
        <text:list-item>
          <text:p text:style-name="P7"><text:span text:style-name="Strong_20_Emphasis">habitación</text:span></text:p>
        </text:list-item>
        <text:list-item>
          <text:p text:style-name="P7"><text:span text:style-name="Strong_20_Emphasis">esencial</text:span></text:p>
        </text:list-item>
        <text:list-item>
          <text:p text:style-name="P7"><text:span text:style-name="Strong_20_Emphasis">estancia cómoda</text:span></text:p>
        </text:list-item>
        <text:list-item>
          <text:p text:style-name="P7"><text:span text:style-name="Strong_20_Emphasis">luz natural</text:span></text:p>
        </text:list-item>
        <text:list-item>
          <text:p text:style-name="P7"><text:span text:style-name="Strong_20_Emphasis">ilumina</text:span></text:p>
        </text:list-item>
        <text:list-item>
          <text:p text:style-name="P7"><text:span text:style-name="Strong_20_Emphasis">tranquilidad</text:span></text:p>
        </text:list-item>
      </text:list>
      <text:p text:style-name="Text_20_body"><text:span text:style-name="Strong_20_Emphasis">Capacidad:</text:span><text:line-break/>2 camas / baño privado / 4 personas</text:p>
      <text:p text:style-name="Text_20_body"><text:soft-page-break/><text:span text:style-name="Strong_20_Emphasis">Incluye:</text:span></text:p>
      <text:list text:style-name="L5">
        <text:list-item>
          <text:p text:style-name="P8">2 camas matrimoniales</text:p>
        </text:list-item>
        <text:list-item>
          <text:p text:style-name="P8">Ropa de cama</text:p>
        </text:list-item>
        <text:list-item>
          <text:p text:style-name="P8">Split</text:p>
        </text:list-item>
        <text:list-item>
          <text:p text:style-name="P8">Ventilador</text:p>
        </text:list-item>
        <text:list-item>
          <text:p text:style-name="P8">Caja fuerte</text:p>
        </text:list-item>
        <text:list-item>
          <text:p text:style-name="P8">Baño privado</text:p>
        </text:list-item>
        <text:list-item>
          <text:p text:style-name="P8">Agua fría y caliente</text:p>
        </text:list-item>
        <text:list-item>
          <text:p text:style-name="P8">Secadora de pelo</text:p>
        </text:list-item>
      </text:list>
      <text:p text:style-name="Horizontal_20_Line"/>
      <text:h text:style-name="Heading_20_1" text:outline-level="1">🟦<text:span text:style-name="Strong_20_Emphasis"> Habitación 4</text:span></text:h>
      <text:p text:style-name="Text_20_body"><text:span text:style-name="Strong_20_Emphasis">Título:</text:span> Habitación 4</text:p>
      <text:p text:style-name="Text_20_body">Relájate en esta <text:span text:style-name="Strong_20_Emphasis">acogedora habitación</text:span> en Viñales, ideal para tu <text:span text:style-name="Strong_20_Emphasis">estadía</text:span>. Con <text:span text:style-name="Strong_20_Emphasis">dos cómodas camas individuales</text:span> y una decoración en <text:span text:style-name="Strong_20_Emphasis">tonos cálidos</text:span>, este espacio ofrece todo lo necesario para una <text:span text:style-name="Strong_20_Emphasis">estancia placentera</text:span>.</text:p>
      <text:p text:style-name="Text_20_body"/>
      <text:p text:style-name="Text_20_body"><text:span text:style-name="Strong_20_Emphasis">Palabras destacadas:</text:span></text:p>
      <text:list text:style-name="L6">
        <text:list-item>
          <text:p text:style-name="P9"><text:span text:style-name="Strong_20_Emphasis">acogedora habitación</text:span></text:p>
        </text:list-item>
        <text:list-item>
          <text:p text:style-name="P9"><text:span text:style-name="Strong_20_Emphasis">estadía</text:span></text:p>
        </text:list-item>
        <text:list-item>
          <text:p text:style-name="P9"><text:span text:style-name="Strong_20_Emphasis">dos cómodas camas individuales</text:span></text:p>
        </text:list-item>
        <text:list-item>
          <text:p text:style-name="P9"><text:span text:style-name="Strong_20_Emphasis">tonos cálidos</text:span></text:p>
        </text:list-item>
        <text:list-item>
          <text:p text:style-name="P9"><text:span text:style-name="Strong_20_Emphasis">estancia placentera</text:span></text:p>
        </text:list-item>
      </text:list>
      <text:p text:style-name="Text_20_body"><text:span text:style-name="Strong_20_Emphasis">Capacidad:</text:span><text:line-break/>2 camas / baño privado / 4 personas</text:p>
      <text:p text:style-name="Text_20_body"><text:span text:style-name="Strong_20_Emphasis">Incluye:</text:span></text:p>
      <text:list text:style-name="L7">
        <text:list-item>
          <text:p text:style-name="P10">2 camas personales</text:p>
        </text:list-item>
        <text:list-item>
          <text:p text:style-name="P10">Ropa de cama</text:p>
        </text:list-item>
        <text:list-item>
          <text:p text:style-name="P10">Split</text:p>
        </text:list-item>
        <text:list-item>
          <text:p text:style-name="P10">Ventilador</text:p>
        </text:list-item>
        <text:list-item>
          <text:p text:style-name="P10">Caja fuerte</text:p>
        </text:list-item>
        <text:list-item>
          <text:p text:style-name="P10"><text:soft-page-break/>Baño privado</text:p>
        </text:list-item>
        <text:list-item>
          <text:p text:style-name="P10">Agua fría y caliente</text:p>
        </text:list-item>
        <text:list-item>
          <text:p text:style-name="P11">Secadora de pelo</text:p>
        </text:list-item>
      </text:list>
      <text:p text:style-name="Horizontal_20_Line"/>
      <text:h text:style-name="Heading_20_1" text:outline-level="1"><text:span text:style-name="Strong_20_Emphasis">Habitación 5 (Suite)</text:span></text:h>
      <text:p text:style-name="Text_20_body"><text:span text:style-name="Strong_20_Emphasis">Título:</text:span> Habitación 5 — Suite</text:p>
      <text:p text:style-name="Text_20_body">Sumérgete en una experiencia única en nuestra <text:span text:style-name="Strong_20_Emphasis">suite</text:span>, diseñada para ofrecerte el equilibrio perfecto entre <text:span text:style-name="Strong_20_Emphasis">confort</text:span> y <text:span text:style-name="Strong_20_Emphasis">estilo</text:span>. Pensada especialmente para <text:span text:style-name="Strong_20_Emphasis">parejas</text:span>, su atmósfera <text:span text:style-name="Strong_20_Emphasis">acogedora</text:span> y <text:span text:style-name="Strong_20_Emphasis">decoración elegante</text:span> crean el entorno ideal para el <text:span text:style-name="Strong_20_Emphasis">descanso</text:span>. La <text:span text:style-name="Strong_20_Emphasis">luz natural</text:span> que inunda el espacio realza su <text:span text:style-name="Strong_20_Emphasis">calidez</text:span>, invitándote a <text:span text:style-name="Strong_20_Emphasis">relajarte</text:span> tras un día de exploración en Viñales.</text:p>
      <text:p text:style-name="Text_20_body"><text:span text:style-name="Strong_20_Emphasis">Palabras destacadas:</text:span></text:p>
      <text:list text:style-name="L8">
        <text:list-item>
          <text:p text:style-name="P12"><text:span text:style-name="Strong_20_Emphasis">suite</text:span></text:p>
        </text:list-item>
        <text:list-item>
          <text:p text:style-name="P12"><text:span text:style-name="Strong_20_Emphasis">confort</text:span></text:p>
        </text:list-item>
        <text:list-item>
          <text:p text:style-name="P12"><text:span text:style-name="Strong_20_Emphasis">estilo</text:span></text:p>
        </text:list-item>
        <text:list-item>
          <text:p text:style-name="P12"><text:span text:style-name="Strong_20_Emphasis">parejas</text:span></text:p>
        </text:list-item>
        <text:list-item>
          <text:p text:style-name="P12"><text:span text:style-name="Strong_20_Emphasis">acogedora</text:span></text:p>
        </text:list-item>
        <text:list-item>
          <text:p text:style-name="P12"><text:span text:style-name="Strong_20_Emphasis">decoración elegante</text:span></text:p>
        </text:list-item>
        <text:list-item>
          <text:p text:style-name="P12"><text:span text:style-name="Strong_20_Emphasis">descanso</text:span></text:p>
        </text:list-item>
        <text:list-item>
          <text:p text:style-name="P12"><text:span text:style-name="Strong_20_Emphasis">luz natural</text:span></text:p>
        </text:list-item>
        <text:list-item>
          <text:p text:style-name="P12"><text:span text:style-name="Strong_20_Emphasis">calidez</text:span></text:p>
        </text:list-item>
        <text:list-item>
          <text:p text:style-name="P12"><text:span text:style-name="Strong_20_Emphasis">relajarte</text:span></text:p>
        </text:list-item>
      </text:list>
      <text:p text:style-name="Text_20_body"><text:span text:style-name="Strong_20_Emphasis">Capacidad:</text:span><text:line-break/>2 camas / baño privado / 4 personas</text:p>
      <text:p text:style-name="Text_20_body"><text:span text:style-name="Strong_20_Emphasis">Incluye:</text:span></text:p>
      <text:list text:style-name="L9">
        <text:list-item>
          <text:p text:style-name="P13">1 cama king size</text:p>
        </text:list-item>
        <text:list-item>
          <text:p text:style-name="P13">Ropa de cama</text:p>
        </text:list-item>
        <text:list-item>
          <text:p text:style-name="P13">Split</text:p>
        </text:list-item>
        <text:list-item>
          <text:p text:style-name="P13">Ventilador</text:p>
        </text:list-item>
        <text:list-item>
          <text:p text:style-name="P13">Caja fuerte</text:p>
        </text:list-item>
        <text:list-item>
          <text:p text:style-name="P13">Baño privado</text:p>
        </text:list-item>
        <text:list-item>
          <text:p text:style-name="P13"><text:soft-page-break/>Agua fría y caliente</text:p>
        </text:list-item>
        <text:list-item>
          <text:p text:style-name="P13">Secadora de pelo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21:29:10.294252995</meta:creation-date>
    <dc:date>2025-11-26T22:49:25.538796277</dc:date>
    <meta:editing-duration>PT3M21S</meta:editing-duration>
    <meta:editing-cycles>1</meta:editing-cycles>
    <meta:document-statistic meta:table-count="0" meta:image-count="0" meta:object-count="0" meta:page-count="6" meta:paragraph-count="114" meta:word-count="655" meta:character-count="4047" meta:non-whitespace-character-count="3577"/>
    <meta:generator>LibreOffice/24.8.7.2$Linux_X86_64 LibreOffice_project/480$Build-2</meta:generator>
  </office:meta>
</office:document-meta>
</file>